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dad3" officeooo:paragraph-rsid="0012dad3"/>
    </style:style>
    <style:style style:name="P2" style:family="paragraph" style:parent-style-name="Standard">
      <style:text-properties fo:font-weight="bold" officeooo:rsid="0012dad3" officeooo:paragraph-rsid="0012dad3" style:font-weight-asian="bold" style:font-weight-complex="bold"/>
    </style:style>
    <style:style style:name="P3" style:family="paragraph" style:parent-style-name="Standard">
      <style:text-properties officeooo:rsid="00141a00" officeooo:paragraph-rsid="00141a00"/>
    </style:style>
    <style:style style:name="P4" style:family="paragraph" style:parent-style-name="Standard">
      <style:text-properties officeooo:paragraph-rsid="00141a00"/>
    </style:style>
    <style:style style:name="P5" style:family="paragraph" style:parent-style-name="Standard">
      <style:text-properties officeooo:rsid="0016835d" officeooo:paragraph-rsid="0016835d"/>
    </style:style>
    <style:style style:name="P6" style:family="paragraph" style:parent-style-name="Standard">
      <style:text-properties officeooo:rsid="001810e3" officeooo:paragraph-rsid="001810e3"/>
    </style:style>
    <style:style style:name="P7" style:family="paragraph" style:parent-style-name="Standard">
      <style:text-properties officeooo:paragraph-rsid="001810e3"/>
    </style:style>
    <style:style style:name="P8" style:family="paragraph" style:parent-style-name="Standard">
      <style:text-properties officeooo:paragraph-rsid="001999b4"/>
    </style:style>
    <style:style style:name="P9" style:family="paragraph" style:parent-style-name="Standard">
      <style:text-properties officeooo:rsid="001a8194" officeooo:paragraph-rsid="001a8194"/>
    </style:style>
    <style:style style:name="P10" style:family="paragraph" style:parent-style-name="Standard">
      <style:text-properties officeooo:paragraph-rsid="001a8194"/>
    </style:style>
    <style:style style:name="P11" style:family="paragraph" style:parent-style-name="Standard">
      <style:text-properties officeooo:rsid="0012dad3" officeooo:paragraph-rsid="0012dad3"/>
    </style:style>
    <style:style style:name="T1" style:family="text">
      <style:text-properties officeooo:rsid="00141a00"/>
    </style:style>
    <style:style style:name="T2" style:family="text">
      <style:text-properties officeooo:rsid="001481ca"/>
    </style:style>
    <style:style style:name="T3" style:family="text">
      <style:text-properties officeooo:rsid="0016702c"/>
    </style:style>
    <style:style style:name="T4" style:family="text">
      <style:text-properties officeooo:rsid="0016835d"/>
    </style:style>
    <style:style style:name="T5" style:family="text">
      <style:text-properties officeooo:rsid="001789fd"/>
    </style:style>
    <style:style style:name="T6" style:family="text">
      <style:text-properties officeooo:rsid="001810e3"/>
    </style:style>
    <style:style style:name="T7" style:family="text">
      <style:text-properties officeooo:rsid="001999b4"/>
    </style:style>
    <style:style style:name="T8" style:family="text">
      <style:text-properties officeooo:rsid="001a15fa"/>
    </style:style>
    <style:style style:name="T9" style:family="text">
      <style:text-properties officeooo:rsid="001a5751"/>
    </style:style>
    <style:style style:name="T10" style:family="text">
      <style:text-properties officeooo:rsid="001a8194"/>
    </style:style>
    <style:style style:name="T11" style:family="text">
      <style:text-properties officeooo:rsid="001c0442"/>
    </style:style>
    <style:style style:name="T12" style:family="text">
      <style:text-properties officeooo:rsid="001cbc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jectifs : </text:p>
      <text:p text:style-name="P1"/>
      <text:p text:style-name="P1">- Doux, convivial, impression de « bulle »</text:p>
      <text:p text:style-name="P1">- Amical et chaleureux</text:p>
      <text:p text:style-name="P1">- Mais tout de même informatif</text:p>
      <text:p text:style-name="P1"/>
      <text:p text:style-name="P1">________________________________________________________________________</text:p>
      <text:p text:style-name="P1"/>
      <text:p text:style-name="P4"><text:span text:style-name="T1">Vous vous réveillez </text:span><text:span text:style-name="T4">ce</text:span><text:span text:style-name="T1"> matin, </text:span><text:span text:style-name="T4">comme tous les matins</text:span><text:span text:style-name="T1">. Il est 07h23. C’est l’été, et il fait chaud. La texture de votre pyjama vous gratte – ce pyjama </text:span><text:span text:style-name="T7">que vous avez commandé en ligne et qui était indiqué comme « à la texture super douce ».</text:span><text:span text:style-name="T1"> Vous sentez son étiquette piquer votre peau, au point </text:span><text:span text:style-name="T5">où</text:span><text:span text:style-name="T1"> vous vous demandez si ce n’est pas un insecte. Votre cœur se met à palpiter. </text:span><text:span text:style-name="T7">Vous vérifiez : il n’y a rien. </text:span><text:span text:style-name="T6">Cette petite frayeur matinale vous met de mauvais poil. </text:span><text:span text:style-name="T1"><text:s/></text:span></text:p>
      <text:p text:style-name="P3"/>
      <text:p text:style-name="P4"><text:span text:style-name="T1">Au loin, vous entendez du bruit. </text:span><text:span text:style-name="T2">I</text:span><text:span text:style-name="T1">l n’est </text:span><text:span text:style-name="T2">pourtant</text:span><text:span text:style-name="T1"> que </text:span><text:span text:style-name="T2">sept </text:span><text:span text:style-name="T1">heures </text:span><text:span text:style-name="T2">et </text:span><text:span text:style-name="T1">la ville s’éveille. Mais déjà les ronronnements des moteurs des voitures vous agressent. Un grincement strident vous fait sursauter : votre volet fermé </text:span><text:span text:style-name="T3">est incroyablement bruyant, ce matin</text:span><text:span text:style-name="T1">. Et puis, qu’est-ce qui sent comme ça dans le couloir ? Apparemment, votre voisine a abusé </text:span><text:span text:style-name="T4">du </text:span><text:span text:style-name="T1">parfum avant de partir travailler. </text:span><text:span text:style-name="T4">Cette odeur sucrée et prenante vous donne la nausée. </text:span></text:p>
      <text:p text:style-name="P4"/>
      <text:p text:style-name="P7"><text:span text:style-name="T6">Vous sortez alors péniblement de chez vous pour vous rendre au travail, déjà fatigué·e. Vous passerez la journée à vous battre contre le brouhaha du monde ambiant. Impossible de vous concentrer dans le café où </text:span><text:span text:style-name="T7">les autres semblent profiter de l’instant tout en bouclant leurs derniers dossiers.</text:span><text:span text:style-name="T6"> </text:span><text:span text:style-name="T8">Comment font-ils pour traiter autant d’informations à la fois ? </text:span><text:span text:style-name="T6">Vos courses, quant à elles, ont été un enfer. </text:span><text:span text:style-name="T8">Vous n’avez pas pu arriver à la fin de votre liste de produits : vous vous êtes résigné·e à n’en faire que la moitié. Vous êtes trop crevé·e. </text:span><text:span text:style-name="T6">Enfin, vous rentrez chez vous, après </text:span><text:span text:style-name="T8">cette</text:span><text:span text:style-name="T6"> journée difficile. </text:span><text:span text:style-name="T8">Vous pensez à l’imprimante 3D que vous venez d’acquérir : enfin, vous allez pouvoir vous détendre et la prendre en main. </text:span><text:span text:style-name="T6">Vous vous apprêtez à ouvrir la porte de votre appartement, lorsque, tout d’un coup, on vous attrape violemment par l’épaule. </text:span><text:span text:style-name="T8">Le choc vous fait sursauter. </text:span></text:p>
      <text:p text:style-name="P6"/>
      <text:p text:style-name="P8"><text:span text:style-name="T6">C’est votre ami Simon, accompagnée de quelques uns de vos ami·e·s. Vous hurlez et vous débattez de son étreinte : il ne se rend donc pas compte de sa force ? Il exécute un mouvement de recul, étonné : « bah, tout va bien ? On peut plus passer à l’improviste maintenant ? ». Vous voudriez bien parler, lui répondre, </text:span><text:span text:style-name="T8">et vous voudriez bien lui dire que vous avez mal mais vous ne pouvez vous détacher de cette sensation lancinante sur votre épaule, bien que sa main n’y soit plus. A</text:span><text:span text:style-name="T7">ucun son ne sort de votre bouche. Vous êtes incapable de parler, et, lorsque vos potes vous traînent au bar d’à côté, vous restez muet, assailli·e par le monde et les lumières des écrans de télé au-dessus des tables. </text:span></text:p>
      <text:p text:style-name="P8"/>
      <text:p text:style-name="P8"><text:span text:style-name="T7">C’est soir de match, et on crie, on parle, on débat ; et peu à peu vos sens vous perdent et vos oreilles sifflent. Vous ne comprenez plus trop les phrases que l’on prononce, </text:span><text:span text:style-name="T9">tout devient flou dans le flot des conversations, </text:span><text:span text:style-name="T7">alors, doucement, vous </text:span><text:span text:style-name="T9">vous réfugiez dans une bulle mentale et </text:span><text:span text:style-name="T7">repensez à votre projet du moment – </text:span><text:span text:style-name="T9">votre imprimante 3D.</text:span><text:span text:style-name="T7"> Vous êtes perdus dans la visualisation d’une figure géométrique, lorsque votre ami Simon (encore lui !) vous hurle dans l’oreille, </text:span><text:span text:style-name="T10">en ne manquant pas de renverser quelques gouttes de sa bière froide sur le pantalon</text:span><text:span text:style-name="T7"> : « mais ça va pas, toi décidément ! Ça fait cinq minutes que tu fixes le vide en te balançant. Arrête de faire ça, les gens vont te prendre pour un·e débile ».</text:span></text:p>
      <text:p text:style-name="P8"/>
      <text:p text:style-name="P9"><text:soft-page-break/>La tâche de bière sur votre pantalon s’étend un peu et vous colle à la peau. Vous vous levez et partez : c’en est trop pour aujourd’hui. En rentrant, vous allumez votre ordinateur, votre imprimante, fermez les fenêtres pour ne plus entendre les gens qui passent dans la rue, et vous coupez votre téléphone. Après quelques heures passées à travailler votre projet, vous allez enfin vous coucher, détendu·e. Vous vérifiez que votre réveil est bien réglé à l’heure : 7h23. Vous vous réveillez le lendemain matin, et il fait encore chaud. Votre pyjama vous gratte… </text:p>
      <text:p text:style-name="P9"/>
      <text:p text:style-name="P10"><text:span text:style-name="T10">Vous ne le savez peut-être pas, mais vous êtes autiste. Si vous le savez déjà, bravo ! Vous faites partie des personnes chanceuses qui ont eu l’accès à un diagnostic – et qui ont visiblement évité de passer une grande partie de leur vie en institution. Vous êtes, pour la grande majorité des gens, un·e adulte autonome : vous vivez seul·e, vous vous exprimez avec ferveur lorsqu’il s’agit de discuter de vos passions, et vous allez même faire la fête, parfois. Bon, vous êtes constamment épuisé·e, les relations sociales vous semblent chaotiques, et vous naviguez difficilement entre votre travail et les exigences de la vie quotidienne. Parfois, vous oubliez de faire des choses basiques, comme vous laver, ou manger. Mais ça, c’est la partie immergée de l’iceberg, </text:span><text:span text:style-name="T12">celle que personne ne voit, ou ne veut voir. </text:span></text:p>
      <text:p text:style-name="P10"/>
      <text:p text:style-name="P10">________________________________________________________________________</text:p>
      <text:p text:style-name="P10"/>
      <text:p text:style-name="P10"/>
      <text:p text:style-name="P10"/>
      <text:p text:style-name="P9"/>
      <text:p text:style-name="P9"/>
      <text:p text:style-name="P8"/>
      <text:p text:style-name="P8"/>
      <text:p text:style-name="P8"/>
      <text:p text:style-name="P8"/>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2T18:50:24.815527597</meta:creation-date>
    <meta:editing-duration>PT1H37S</meta:editing-duration>
    <meta:editing-cycles>14</meta:editing-cycles>
    <meta:generator>LibreOffice/6.4.3.2$Linux_X86_64 LibreOffice_project/40$Build-2</meta:generator>
    <dc:date>2020-07-02T19:51:07.064909660</dc:date>
    <meta:document-statistic meta:table-count="0" meta:image-count="0" meta:object-count="0" meta:page-count="2" meta:paragraph-count="13" meta:word-count="818" meta:character-count="4822" meta:non-whitespace-character-count="4006"/>
  </office:meta>
</office:document-meta>
</file>